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5b97" officeooo:paragraph-rsid="00015b97"/>
    </style:style>
    <style:style style:name="P2" style:family="paragraph" style:parent-style-name="Standard">
      <style:text-properties officeooo:rsid="00015b97" officeooo:paragraph-rsid="00015b97"/>
    </style:style>
    <style:style style:name="P3" style:family="paragraph" style:parent-style-name="Standard">
      <style:text-properties officeooo:rsid="00022908" officeooo:paragraph-rsid="00022908"/>
    </style:style>
    <style:style style:name="T1" style:family="text">
      <style:text-properties officeooo:rsid="000207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ł Wawrzyńczak <text:span text:style-name="T1">303730</text:span></text:p>
      <text:p text:style-name="P1">Paweł Gryka <text:span text:style-name="T1">303697</text:span></text:p>
      <text:p text:style-name="P1">Jonasz Borowiec <text:span text:style-name="T1">303687</text:span></text:p>
      <text:p text:style-name="P1">Jacek Misztal <text:span text:style-name="T1">303711</text:span></text:p>
      <text:p text:style-name="P1"/>
      <text:p text:style-name="P1"/>
      <text:p text:style-name="P1"/>
      <text:p text:style-name="P3">Zabawa polegała na ułożeniu jak najwyższej wieży używając makaronu spaghetti taśmy I pianki.</text:p>
      <text:p text:style-name="P3">Wygralismy tą konkuręcję </text:p>
      <text:p text:style-name="P3">Było fajnie</text:p>
      <text:p text:style-name="P3">Wszyscy wiemy jak używać git’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15:30:19.879157995</meta:creation-date>
    <dc:date>2019-10-22T15:40:16.586645723</dc:date>
    <meta:editing-duration>PT3M4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5" meta:character-count="243" meta:non-whitespace-character-count="215"/>
  </office:meta>
</office:document-meta>
</file>